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Chapter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Insert Image dialog<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ing images<text:tab/>8</text:a></text:p>
            <text:p text:style-name="P81"><text:a xlink:type="simple" xlink:href="#__RefHeading___Toc10447_1391699212" text:style-name="Index_20_Link" text:visited-style-name="Index_20_Link">Compressing images<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Setting or changing properties for drawing objects<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Insert Image dialog<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On the Insert Image dialog, navigate to the file to be inserted, and select 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Figure <text:sequence text:ref-name="refFigure0" text:name="Figure" text:formula="ooow:Figure+1" style:num-format="1">1</text:sequence>: Insert Image dialog</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kopírování objektů z galerie"/>copy or link an object from the Gallery into a documen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ing images<text:bookmark-end text:name="__RefHeading___Toc10445_1391699212"/></text:h>
      <text:p text:style-name="P6">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2"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57"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Right Triangle</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Insert Line</text:p>
          </table:table-cell>
          <table:table-cell table:style-name="Table3.C3" office:value-type="float" office:value="8">
            <text:p text:style-name="P21"><text:span text:style-name="LOStrongEmphasis">8</text:span></text:p>
          </table:table-cell>
          <table:table-cell table:style-name="Table3.D3" office:value-type="string">
            <text:p text:style-name="P22">Rectangle, Rounded</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Square</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Insert Text Box</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Circle</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Polygon</text:p>
          </table:table-cell>
          <table:table-cell table:style-name="Table3.C7" office:value-type="float" office:value="12">
            <text:p text:style-name="P21"><text:span text:style-name="LOStrongEmphasis">12</text:span></text:p>
          </table:table-cell>
          <table:table-cell table:style-name="Table3.D7" office:value-type="string">
            <text:p text:style-name="P25">Isosceles Triangle</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5</text:span></text:p>
          </table:table-cell>
          <table:table-cell table:style-name="Table23.F2" office:value-type="string">
            <text:p text:style-name="P48">Align</text:p>
          </table:table-cell>
          <table:table-cell table:style-name="Table23.G2" office:value-type="string">
            <text:p text:style-name="P47"><text:span text:style-name="LOStrongEmphasis">22</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6</text:span></text:p>
          </table:table-cell>
          <table:table-cell table:style-name="Table23.A1" office:value-type="string">
            <text:p text:style-name="P49">Bring to Front</text:p>
          </table:table-cell>
          <table:table-cell table:style-name="Table23.A1" office:value-type="string">
            <text:p text:style-name="P47"><text:span text:style-name="LOStrongEmphasis">23</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al Page Wrap</text:p>
          </table:table-cell>
          <table:table-cell table:style-name="Table23.A1" office:value-type="string">
            <text:p text:style-name="P45"><text:span text:style-name="LOStrongEmphasis">17</text:span></text:p>
          </table:table-cell>
          <table:table-cell table:style-name="Table23.A1" office:value-type="string">
            <text:p text:style-name="P49">Forward One</text:p>
          </table:table-cell>
          <table:table-cell table:style-name="Table23.A1" office:value-type="string">
            <text:p text:style-name="P47"><text:span text:style-name="LOStrongEmphasis">24</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8</text:span></text:p>
          </table:table-cell>
          <table:table-cell table:style-name="Table23.A1" office:value-type="string">
            <text:p text:style-name="P49">Back One</text:p>
          </table:table-cell>
          <table:table-cell table:style-name="Table23.A1" office:value-type="string">
            <text:p text:style-name="P45"><text:span text:style-name="LOStrongEmphasis">25</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9</text:span></text:p>
          </table:table-cell>
          <table:table-cell table:style-name="Table23.A1" office:value-type="string">
            <text:p text:style-name="P49">Send to Back</text:p>
          </table:table-cell>
          <table:table-cell table:style-name="Table23.A1" office:value-type="string">
            <text:p text:style-name="P47"><text:span text:style-name="LOStrongEmphasis">26</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3</text:span></text:p>
          </table:table-cell>
          <table:table-cell table:style-name="Table23.A1" office:value-type="string">
            <text:p text:style-name="P48">Wrap Through</text:p>
          </table:table-cell>
          <table:table-cell table:style-name="Table23.A1" office:value-type="string">
            <text:p text:style-name="P47"><text:span text:style-name="LOStrongEmphasis">20</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4</text:span></text:p>
          </table:table-cell>
          <table:table-cell table:style-name="Table23.A1" office:value-type="string">
            <text:p text:style-name="P48">Rotate</text:p>
          </table:table-cell>
          <table:table-cell table:style-name="Table23.A1" office:value-type="string">
            <text:p text:style-name="P45"><text:span text:style-name="LOStrongEmphasis">2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4" text:outline-level="2"><text:bookmark-start text:name="__RefHeading__7015_2065861793"/><text:alphabetical-index-mark text:string-value="seskupování" text:key1="kresby"/>Seskupování kreseb<text:bookmark-end text:name="__RefHeading__7015_2065861793"/></text:h>
      <text:p text:style-name="P14">Grouping drawing objects makes it easier to handle several objects as a single entity, while preserving their relative sizes and positions.</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Chapter 11  Graphics, Gallery, Fontwork</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